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2.9035in"/>
    </style:style>
    <style:style style:name="co10" style:family="table-column">
      <style:table-column-properties fo:break-before="auto" style:column-width="1.139in"/>
    </style:style>
    <style:style style:name="co11" style:family="table-column">
      <style:table-column-properties fo:break-before="auto" style:column-width="1.111in"/>
    </style:style>
    <style:style style:name="co12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4.8346in"/>
    </style:style>
    <style:style style:name="co6" style:family="table-column">
      <style:table-column-properties fo:break-before="auto" style:column-width="0.6807in"/>
    </style:style>
    <style:style style:name="co7" style:family="table-column">
      <style:table-column-properties fo:break-before="auto" style:column-width="1.0008in"/>
    </style:style>
    <style:style style:name="co8" style:family="table-column">
      <style:table-column-properties fo:break-before="auto" style:column-width="0.6252in"/>
    </style:style>
    <style:style style:name="co13" style:family="table-column">
      <style:table-column-properties fo:break-before="auto" style:column-width="0.5362in"/>
    </style:style>
    <style:style style:name="co14" style:family="table-column">
      <style:table-column-properties fo:break-before="auto" style:column-width="0.322in"/>
    </style:style>
    <style:style style:name="co15" style:family="table-column">
      <style:table-column-properties fo:break-before="auto" style:column-width="3.698in"/>
    </style:style>
    <style:style style:name="co16" style:family="table-column">
      <style:table-column-properties fo:break-before="auto" style:column-width="0.8752in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17in" fo:break-before="auto" style:use-optimal-row-height="false"/>
    </style:style>
    <style:style style:name="ro5" style:family="table-row">
      <style:table-row-properties style:row-height="0.2173in" fo:break-before="auto" style:use-optimal-row-height="false"/>
    </style:style>
    <style:style style:name="ta2" style:family="table" style:master-page-name="PageStyle_5f_Der_5f_Das_5f_Die">
      <style:table-properties table:display="true" style:writing-mode="lr-tb"/>
    </style:style>
    <style:style style:name="ta3" style:family="table" style:master-page-name="PageStyle_5f_Work_5f_Shee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4" style:family="table-cell" style:parent-style-name="Default">
      <style:table-cell-properties fo:background-color="#92d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 style:data-style-name="N126">
      <style:table-cell-properties fo:background-color="#92d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9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0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>
      <style:table-cell-properties fo:background-color="#92d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1" style:family="table-cell" style:parent-style-name="Default" style:data-style-name="N43"/>
    <style:style style:name="ce13" style:family="table-cell" style:parent-style-name="Default" style:data-style-name="N126">
      <style:table-cell-properties fo:background-color="#92d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fo:background-color="#89c76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_Sheet" table:style-name="ta3">
        <office:forms form:automatic-focus="false" form:apply-design-mode="false"/>
        <table:table-column table:style-name="co5" table:default-cell-style-name="ce9"/>
        <table:table-column table:style-name="co6" table:default-cell-style-name="ce9"/>
        <table:table-column table:style-name="co7" table:default-cell-style-name="ce17"/>
        <table:table-column table:style-name="co8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57" table:default-cell-style-name="ce9"/>
        <table:table-row table:style-name="ro4">
          <table:table-cell table:style-name="ce8" office:value-type="string" calcext:value-type="string">
            <text:p>Phrase</text:p>
          </table:table-cell>
          <table:table-cell table:style-name="ce8"/>
          <table:table-cell table:style-name="ce13" office:value-type="string" calcext:value-type="string">
            <text:p>Date</text:p>
          </table:table-cell>
          <table:table-cell table:style-name="ce8"/>
          <table:table-cell table:style-name="ce8" office:value-type="string" calcext:value-type="string">
            <text:p>Days</text:p>
          </table:table-cell>
          <table:table-cell table:style-name="ce8"/>
          <table:table-cell table:style-name="ce8" office:value-type="string" calcext:value-type="string">
            <text:p>Spanish</text:p>
          </table:table-cell>
          <table:table-cell table:style-name="ce7" office:value-type="string" calcext:value-type="string">
            <text:p>English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Das Geschäft hat Röcke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La tienda tiene faldas.</text:p>
          </table:table-cell>
          <table:table-cell office:value-type="string" calcext:value-type="string">
            <text:p>The shop has skirt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Warum lügst du mich an?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¿Por qué me mientes?</text:p>
          </table:table-cell>
          <table:table-cell office:value-type="string" calcext:value-type="string">
            <text:p>Why are you lying to me?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ich war ziemlich sauer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Yo estaba bastante enojado</text:p>
          </table:table-cell>
          <table:table-cell office:value-type="string" calcext:value-type="string">
            <text:p>I was pretty angry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Mein Kopf tut weh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Me duele la cabeza</text:p>
          </table:table-cell>
          <table:table-cell office:value-type="string" calcext:value-type="string">
            <text:p>my head hurt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ühlst du Schmerzen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Sientes dolor</text:p>
          </table:table-cell>
          <table:table-cell office:value-type="string" calcext:value-type="string">
            <text:p>Do you feel pain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Keiner spricht!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¡Nadie habla!</text:p>
          </table:table-cell>
          <table:table-cell office:value-type="string" calcext:value-type="string">
            <text:p>Nobody speaks!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Die Flasche mit dem Wasser ist im Bad.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La botella de agua está en el baño.</text:p>
          </table:table-cell>
          <table:table-cell office:value-type="string" calcext:value-type="string">
            <text:p>The bottle of water is in the bathroom.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Ich muss los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Me tengo que ir</text:p>
          </table:table-cell>
          <table:table-cell office:value-type="string" calcext:value-type="string">
            <text:p>I have to go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Katzen schlafen überall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Los gatos duermen en todas partes</text:p>
          </table:table-cell>
          <table:table-cell office:value-type="string" calcext:value-type="string">
            <text:p>Cats sleep everywher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Und immer schön lächeln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Y siempre sonriendo</text:p>
          </table:table-cell>
          <table:table-cell office:value-type="string" calcext:value-type="string">
            <text:p>And always smiling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Duo ist ziemlich schlau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Duo es bastante inteligente</text:p>
          </table:table-cell>
          <table:table-cell office:value-type="string" calcext:value-type="string">
            <text:p>Duo is pretty smart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Ein Fluss ist größer als ein Bach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Un río es más grande que un arroyo.</text:p>
          </table:table-cell>
          <table:table-cell office:value-type="string" calcext:value-type="string">
            <text:p>A river is bigger than a stream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Julia läuft am Strand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Julia esta corriendo en la playa</text:p>
          </table:table-cell>
          <table:table-cell office:value-type="string" calcext:value-type="string">
            <text:p>Julia is running on the beach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ber das mindeste können Sie versuchen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Pero al menos puedes intentarlo.</text:p>
          </table:table-cell>
          <table:table-cell office:value-type="string" calcext:value-type="string">
            <text:p>But at least you can try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Erst schießen und dann Blumen schicken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Primero dispara y luego envia flores.</text:p>
          </table:table-cell>
          <table:table-cell office:value-type="string" calcext:value-type="string">
            <text:p>First shoot and then send flower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Im Kampf wird dein Glaube dich nicht retten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En la batalla, tu fe no te salvará.</text:p>
          </table:table-cell>
          <table:table-cell office:value-type="string" calcext:value-type="string">
            <text:p>In battle, your faith will not save you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Ich habe absolutes Vertrauen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Tengo absoluta confianza</text:p>
          </table:table-cell>
          <table:table-cell office:value-type="string" calcext:value-type="string">
            <text:p>I have absolute confidenc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Sieht nicht sehr stabil aus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No parece muy estable</text:p>
          </table:table-cell>
          <table:table-cell office:value-type="string" calcext:value-type="string">
            <text:p>Does not look very stabl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Ich treffe Sie gleich dort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Te veré allí mismo</text:p>
          </table:table-cell>
          <table:table-cell office:value-type="string" calcext:value-type="string">
            <text:p>I'll meet you right ther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Es war nicht meine Schuld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No fue mi culpa</text:p>
          </table:table-cell>
          <table:table-cell office:value-type="string" calcext:value-type="string">
            <text:p>It was not my fault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Das wird einige Zeit sparen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Esto ahorrará tiempo</text:p>
          </table:table-cell>
          <table:table-cell office:value-type="string" calcext:value-type="string">
            <text:p>This will save some tim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Warum klaust du das Bier? (oder Stehlen)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¿Por qué estás robando la cerveza? (o robo)</text:p>
          </table:table-cell>
          <table:table-cell office:value-type="string" calcext:value-type="string">
            <text:p>Why are you stealing the beer? (or stealing)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Die Regeln sind tatsächlich anders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Las reglas son realmente diferentes.</text:p>
          </table:table-cell>
          <table:table-cell office:value-type="string" calcext:value-type="string">
            <text:p>The rules are actually different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Sie verlieren die einzige Chance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Pierdes la única oportunidad</text:p>
          </table:table-cell>
          <table:table-cell office:value-type="string" calcext:value-type="string">
            <text:p>You lose the only chanc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Schwer zu sagen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Difícil de decir</text:p>
          </table:table-cell>
          <table:table-cell office:value-type="string" calcext:value-type="string">
            <text:p>Hard to say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ber das Schiff ist so gewaltig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Pero el barco es tan enorme.</text:p>
          </table:table-cell>
          <table:table-cell office:value-type="string" calcext:value-type="string">
            <text:p>But the ship is so hug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Ich versichere euch das ist nicht notwendig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Te aseguro que no es necesario.</text:p>
          </table:table-cell>
          <table:table-cell office:value-type="string" calcext:value-type="string">
            <text:p>I assure you that is not necessary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Ich fürchte es ist noch viel schlimmer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Me temo que es mucho peor</text:p>
          </table:table-cell>
          <table:table-cell office:value-type="string" calcext:value-type="string">
            <text:p>I am afraid it is much wors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Na ja, man gewöhnt sich daran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Bueno, te acostumbras</text:p>
          </table:table-cell>
          <table:table-cell office:value-type="string" calcext:value-type="string">
            <text:p>Well, you get used to it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Das ist dein Plan? Wir fliegen hin, landen, hoffen dass uns niemand sieht und spazieren durch die Tür?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Este es tu plan? Volamos, aterrizamos, esperamos que nadie nos vea y caminemos por la puerta?</text:p>
          </table:table-cell>
          <table:table-cell office:value-type="string" calcext:value-type="string">
            <text:p>This is your plan? We fly, land, hope nobody sees us and walk through the door?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Im Grunde Ja --- &gt; Oh! Brilliant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Basicamente si</text:p>
          </table:table-cell>
          <table:table-cell office:value-type="string" calcext:value-type="string">
            <text:p>Basically yes ---&gt; Oh! brilliant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Die merken uns nicht mal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Ni siquiera nos notan.</text:p>
          </table:table-cell>
          <table:table-cell office:value-type="string" calcext:value-type="string">
            <text:p>They do not even notice u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Ich wollte, es wäre so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Ojalá fuera así</text:p>
          </table:table-cell>
          <table:table-cell office:value-type="string" calcext:value-type="string">
            <text:p>I wish it was like thi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Ich würde den Fisch prufen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Yo revisaria el pescado</text:p>
          </table:table-cell>
          <table:table-cell office:value-type="string" calcext:value-type="string">
            <text:p>I would check the fish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Ich würde gern Geld wechseln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Me gustaria cambiar dinero</text:p>
          </table:table-cell>
          <table:table-cell office:value-type="string" calcext:value-type="string">
            <text:p>I would like to change money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Münzen in der Tasche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Monedas en la bolsa</text:p>
          </table:table-cell>
          <table:table-cell office:value-type="string" calcext:value-type="string">
            <text:p>Coins in the bag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Der Geist ist unsichtbar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La mente es invisible</text:p>
          </table:table-cell>
          <table:table-cell office:value-type="string" calcext:value-type="string">
            <text:p>The mind is invisibl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Das ist mein Schicksal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Ese es mi destino</text:p>
          </table:table-cell>
          <table:table-cell office:value-type="string" calcext:value-type="string">
            <text:p>This is my destiny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Ich werde für das Gras sorgen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Me encargaré de la hierba</text:p>
          </table:table-cell>
          <table:table-cell office:value-type="string" calcext:value-type="string">
            <text:p>I will take care of the gras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Sie ist hier, das spüre ich!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Ella está aquí, yo siento eso!</text:p>
          </table:table-cell>
          <table:table-cell office:value-type="string" calcext:value-type="string">
            <text:p>She is here, I feel that!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Das war beeindruckend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Eso fue impresionante</text:p>
          </table:table-cell>
          <table:table-cell office:value-type="string" calcext:value-type="string">
            <text:p>That was impressiv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Das ist eine Falle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Eso es una trampa</text:p>
          </table:table-cell>
          <table:table-cell office:value-type="string" calcext:value-type="string">
            <text:p>It is a trap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Er hat dieses Land verlassen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Se fue de este pais</text:p>
          </table:table-cell>
          <table:table-cell office:value-type="string" calcext:value-type="string">
            <text:p>He left this country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Ich habe dir nicht vergeben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No te perdoné</text:p>
          </table:table-cell>
          <table:table-cell office:value-type="string" calcext:value-type="string">
            <text:p>I did not forgive you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Leute sind verschwunden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La gente ha desaparecido</text:p>
          </table:table-cell>
          <table:table-cell office:value-type="string" calcext:value-type="string">
            <text:p>People have disappeared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Hast du es gebracht?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¿Lo trajiste?</text:p>
          </table:table-cell>
          <table:table-cell office:value-type="string" calcext:value-type="string">
            <text:p>Did you bring it?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Was tust du das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Que estas haciendo</text:p>
          </table:table-cell>
          <table:table-cell office:value-type="string" calcext:value-type="string">
            <text:p>What are you doing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Oh das könnte interessant werden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Ohh, eso podría ser interesante</text:p>
          </table:table-cell>
          <table:table-cell office:value-type="string" calcext:value-type="string">
            <text:p>Oh, that could be interesting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Wem hast du das Buch gegeben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¿A quién le diste el libro?</text:p>
          </table:table-cell>
          <table:table-cell office:value-type="string" calcext:value-type="string">
            <text:p>Who did you give the book to?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Lass mir leben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Dejame vivir</text:p>
          </table:table-cell>
          <table:table-cell office:value-type="string" calcext:value-type="string">
            <text:p>Let me liv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Jedoch ohne Erfolgt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Pero sin exito</text:p>
          </table:table-cell>
          <table:table-cell office:value-type="string" calcext:value-type="string">
            <text:p>But without succes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Es ist schlimm genug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Ya es suficientemente malo</text:p>
          </table:table-cell>
          <table:table-cell office:value-type="string" calcext:value-type="string">
            <text:p>It's bad enough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Ich kann das schon förmlich riechen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Ya puedo oler eso</text:p>
          </table:table-cell>
          <table:table-cell office:value-type="string" calcext:value-type="string">
            <text:p>I can almost smell that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Das ist natürlich relativ peinlich, ne?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Esto es, por supuesto, relativamente vergonzoso, ¿verdad?</text:p>
          </table:table-cell>
          <table:table-cell office:value-type="string" calcext:value-type="string">
            <text:p>This is of course relatively embarrassing, right?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Ja, kann ich mir vorstellen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Si me puedo imaginar</text:p>
          </table:table-cell>
          <table:table-cell office:value-type="string" calcext:value-type="string">
            <text:p>Yes I can imagin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Äh, es stört mich nicht</text:p>
          </table:table-cell>
          <table:table-cell/>
          <table:table-cell table:style-name="ce16" office:value-type="date" office:date-value="2019-08-27" calcext:value-type="date">
            <text:p>2019-08-2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h, no me molesta</text:p>
          </table:table-cell>
          <table:table-cell office:value-type="string" calcext:value-type="string">
            <text:p>Uh, it does not bother m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Eigentlich ganz gut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Bastante bien, en realidad</text:p>
          </table:table-cell>
          <table:table-cell office:value-type="string" calcext:value-type="string">
            <text:p>Pretty good, actually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Ich bin ziemlich schüchtern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Soy bastante timida</text:p>
          </table:table-cell>
          <table:table-cell office:value-type="string" calcext:value-type="string">
            <text:p>I'm pretty shy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Ja, auf jeden Fall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Si definitivamente</text:p>
          </table:table-cell>
          <table:table-cell office:value-type="string" calcext:value-type="string">
            <text:p>Yes, in any cas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Wir waren da und hatten Angst vor der Dunkelheit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Estuvimos allí y temíamos a la oscuridad.</text:p>
          </table:table-cell>
          <table:table-cell office:value-type="string" calcext:value-type="string">
            <text:p>We were there and were afraid of the dark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Je mehr sie trainieren, desto stärker werden sie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Cuanto más entrenas, más fuerte te vuelves</text:p>
          </table:table-cell>
          <table:table-cell office:value-type="string" calcext:value-type="string">
            <text:p>The more you train, the stronger you becom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Je lauter, desto besser / Je mehr Geld, desto besser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Cuanto más fuerte, mejor / Cuanto más dinero, mejor</text:p>
          </table:table-cell>
          <table:table-cell office:value-type="string" calcext:value-type="string">
            <text:p>The louder, the better / The more money, the better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Ich probier mal die scharfe Soße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Probaré la salsa picante</text:p>
          </table:table-cell>
          <table:table-cell office:value-type="string" calcext:value-type="string">
            <text:p>I'll try the spicy sauc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Es war sehr freundlich, sehr gemütlich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fue muy amigable, muy comodo</text:p>
          </table:table-cell>
          <table:table-cell office:value-type="string" calcext:value-type="string">
            <text:p>It was very friendly, very comfortable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Wählen Sie Ihr Schicksal,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Elige tu destino,</text:p>
          </table:table-cell>
          <table:table-cell office:value-type="string" calcext:value-type="string">
            <text:p>Choose your destiny,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Du bist der einzige, der ihn aufhalten kann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Eres el único que puede detenerlo</text:p>
          </table:table-cell>
          <table:table-cell office:value-type="string" calcext:value-type="string">
            <text:p>You're the only one who can stop him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rtur ist traurig, denn Nirvana hat ihn verlassen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Artur está triste porque Nirvana lo ha dejado.</text:p>
          </table:table-cell>
          <table:table-cell office:value-type="string" calcext:value-type="string">
            <text:p>Artur is sad because Nirvana has left him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Der Ritter ist im selben Moment mutig und wütend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El caballero es valiente y enojado al mismo tiempo.</text:p>
          </table:table-cell>
          <table:table-cell office:value-type="string" calcext:value-type="string">
            <text:p>The knight is brave and angry at the same time</text:p>
          </table:table-cell>
          <table:table-cell table:number-columns-repeated="56"/>
        </table:table-row>
        <table:table-row table:style-name="ro2">
          <table:table-cell table:style-name="ce3" office:value-type="string" calcext:value-type="string">
            <text:p>Dann spreche ich fließend Deutsch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Entonces yo soy fluido en alemán</text:p>
          </table:table-cell>
          <table:table-cell office:value-type="string" calcext:value-type="string">
            <text:p>Then I speak fluent German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Wir müssen uns verstecken,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tenemos que escondernos,</text:p>
          </table:table-cell>
          <table:table-cell office:value-type="string" calcext:value-type="string">
            <text:p>We have to hide,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Lieber sterben wir, als andere zu töten,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Preferimos morir antes que matar a otros</text:p>
          </table:table-cell>
          <table:table-cell office:value-type="string" calcext:value-type="string">
            <text:p>We'd rather die than kill other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Ihr wollt euch ergeben?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¿Quieres rendirte?</text:p>
          </table:table-cell>
          <table:table-cell office:value-type="string" calcext:value-type="string">
            <text:p>You want to surrender?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Ahsoka, hör auf.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Ahsoka, basta.</text:p>
          </table:table-cell>
          <table:table-cell office:value-type="string" calcext:value-type="string">
            <text:p>Ahsoka, stop it.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Wenn die Lurmen neutral bleiben wollen, werden wir sie nicht in den Krieg zwingen.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Si los Lurmen quieren permanecer neutrales, no los forzaremos a la guerra.</text:p>
          </table:table-cell>
          <table:table-cell office:value-type="string" calcext:value-type="string">
            <text:p>If the Lurmen want to stay neutral, we will not force them into war.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Ich gratuliere, dass euch dieses Glück zuteil wird.,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Te felicito por darte esta felicidad.</text:p>
          </table:table-cell>
          <table:table-cell office:value-type="string" calcext:value-type="string">
            <text:p>I congratulate you for giving you this happiness.,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Wir müssen die Mission abrrechen,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Tenemos que cancelar la misión.</text:p>
          </table:table-cell>
          <table:table-cell office:value-type="string" calcext:value-type="string">
            <text:p>We have to cancel the mission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Das ergibt einfach keinen Sinn,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Eso simplemente no tiene sentido</text:p>
          </table:table-cell>
          <table:table-cell office:value-type="string" calcext:value-type="string">
            <text:p>That does not make sense,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Sie müssen hier die Sicherheitslücke aufspüren.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Tienes que encontrar el agujero de seguridad aquí.</text:p>
          </table:table-cell>
          <table:table-cell office:value-type="string" calcext:value-type="string">
            <text:p>You have to find the security hole here.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Er blockiert unsere Funksignale.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Él bloquea nuestras señales de radio.</text:p>
          </table:table-cell>
          <table:table-cell office:value-type="string" calcext:value-type="string">
            <text:p>He blocks our radio signals.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Ich glaube nicht, dass das nötig ist.</text:p>
          </table:table-cell>
          <table:table-cell table:number-columns-repeated="5"/>
          <table:table-cell office:value-type="string" calcext:value-type="string">
            <text:p>No creo que sea necesario.</text:p>
          </table:table-cell>
          <table:table-cell office:value-type="string" calcext:value-type="string">
            <text:p>I do not think that's necessary.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Gebt auf Ventress! (aufgeben)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¡Renuncia a Ventress! (Ad)</text:p>
          </table:table-cell>
          <table:table-cell office:value-type="string" calcext:value-type="string">
            <text:p>Give up on ventress! (to give up)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Das Risiko müssen wir eingehen.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Tenemos que arriesgarnos.</text:p>
          </table:table-cell>
          <table:table-cell office:value-type="string" calcext:value-type="string">
            <text:p>We have to take the risk.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Du wirkst etwas gereizt.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Pareces un poco irritado.</text:p>
          </table:table-cell>
          <table:table-cell office:value-type="string" calcext:value-type="string">
            <text:p>You seem a bit irritated.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Bleib hier und sorge dafür dass niemand abhaut.</text:p>
          </table:table-cell>
          <table:table-cell table:number-columns-repeated="5"/>
          <table:table-cell office:value-type="string" calcext:value-type="string">
            <text:p>Quédate aquí y asegúrate de que nadie se caiga.</text:p>
          </table:table-cell>
          <table:table-cell office:value-type="string" calcext:value-type="string">
            <text:p>Stay here and make sure nobody falls off.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Ein kleine Dankeschön wäre angebracht.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Un pequeño agradecimiento sería apropiado.</text:p>
          </table:table-cell>
          <table:table-cell office:value-type="string" calcext:value-type="string">
            <text:p>A small thank you would be appropriate.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Und mir geht´s auch gut. Danke der Nachfrage.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Y yo también estoy bien. Gracias por preguntar.</text:p>
          </table:table-cell>
          <table:table-cell office:value-type="string" calcext:value-type="string">
            <text:p>And I'm fine too. Thanks for asking.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Soll ich ehrlich sein?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¿Debo ser honesto?</text:p>
          </table:table-cell>
          <table:table-cell office:value-type="string" calcext:value-type="string">
            <text:p>Should I be honest?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Kannst du mir tatsächlich beraten?</text:p>
          </table:table-cell>
          <table:table-cell table:number-columns-repeated="5"/>
          <table:table-cell office:value-type="string" calcext:value-type="string">
            <text:p>¿Puedes realmente aconsejarme?</text:p>
          </table:table-cell>
          <table:table-cell office:value-type="string" calcext:value-type="string">
            <text:p>Can you really advise me?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Mir hat es nicht gefallen.</text:p>
          </table:table-cell>
          <table:table-cell table:number-columns-repeated="5"/>
          <table:table-cell office:value-type="string" calcext:value-type="string">
            <text:p>No me gustó</text:p>
          </table:table-cell>
          <table:table-cell office:value-type="string" calcext:value-type="string">
            <text:p>I did not like it.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Sprichst du mit der bekannten Arztin.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¿Estás hablando con el conocido doctor?</text:p>
          </table:table-cell>
          <table:table-cell office:value-type="string" calcext:value-type="string">
            <text:p>Are you talking to the well-known doctor?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Das ist Blut sir und bestimmt nicht von einem unserer Männer.</text:p>
          </table:table-cell>
          <table:table-cell table:number-columns-repeated="5"/>
          <table:table-cell office:value-type="string" calcext:value-type="string">
            <text:p>Eso es sangre señor y ciertamente no de uno de nuestros hombres.</text:p>
          </table:table-cell>
          <table:table-cell office:value-type="string" calcext:value-type="string">
            <text:p>That's blood sir and certainly not from one of our men.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Die Furcht vor Ihrem Auftraggeber ist doch größer als die Furcht vor uns.</text:p>
          </table:table-cell>
          <table:table-cell/>
          <table:table-cell table:style-name="ce16"/>
          <table:table-cell table:number-columns-repeated="3"/>
          <table:table-cell office:value-type="string" calcext:value-type="string">
            <text:p>El temor de su empleador es mayor que el miedo de nosotros.</text:p>
          </table:table-cell>
          <table:table-cell office:value-type="string" calcext:value-type="string">
            <text:p>The fear of your employer is greater than the fear of us.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Sein Geist könnte zerstört werden, darin besteht die Gefahr.</text:p>
          </table:table-cell>
          <table:table-cell table:number-columns-repeated="5"/>
          <table:table-cell office:value-type="string" calcext:value-type="string">
            <text:p>Su mente podría ser destruida, ese es el peligro.</text:p>
          </table:table-cell>
          <table:table-cell office:value-type="string" calcext:value-type="string">
            <text:p>His mind could be destroyed, that's the danger.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Ihr unterschätzt meine Macht!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Er war ein Teil unserer Familie und hat uns und auch viele unserer Freunde und Helfer und Gäste begleitet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und wenn Ihr ein schönes Foto oder eine Anekdote mit ihm habt, freuen wir uns, wenn Ihr sie hier mit uns teilt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Lass mich in Ruhe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Fass du mich nicht an!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Das ist ein Notfall / Zufall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Du bist verletzt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Nett, dich kennen zu lernen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Gibt es hier jemanden, der English spricht?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absichtich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die Zeit ist abgelaufen Sohn von Durotar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Was war denn das für ein Alptraum?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Das war kein Alptraum, junger Kriegshäumplig sondern eine Vision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Folgt mir, damit ich Euch zeigen kann, was die Zukunft bringt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Ich weiß nicht, was das alles zu bedeuten hat aber ich werde mitspielen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Ich kann nicht noch glauben, dass sie einst zur Horde gehört haben!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Seid gegrüßt, Sohn von Durotar. Ich wusste, Ihr würdet den Weg finden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Ich weiß Vieles über Euch und Euer Volk, aber wer ich bin, das ist im Augenblick nicht wichtig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Was soll das alles, Mensch?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Ja, und nur, wenn Ihr Euer Volk über das Meer füuhrt in das ferne Land Kalimdor werdet Ihr gegen sie bestehen können!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doch die Geister raten mir ihm zu vetrauen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Wie läufts bei dir?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ANOTHER FILE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Wo liegt er die ganze Zeit? Wir brauchen ih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Wir nehmen den Aufzug in die dritte Etage und steigen aus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Im Rucksack habe ich ein Ladegerät für mein Handy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Gut wir warten hier auf euch. 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Wir sind gleich da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as muss gefeiert werden! (feiern)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ie beiden kommen zurück zur Wohnung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Endlich lernt Michael seinen Vater kenn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ie Fahrt, spazieren gehen, ohne Erlaubnis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er Fremde, umarmen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nach alt den Jahren, einverstanden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Silvia ist eine Frau, die gerne wandert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Hier sind die Temperaturen mild und es regnet oft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Er ist ein bekannte Ritter des Natio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Silvia! Schön dich mal wieder zu seh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Gehen wir mal hin?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as Haus scheint vor langer Zeit gebaut worden zu sei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as Boot sah genauso alt aus wie das Haus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Klar! Was hast du mitgebracht?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Sie stiegen in das Boot und stellten ihre Rucksäcke ab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Ich ging zum Telefon und wählte Freundins Nummer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Niemand nahm ab. Die Bank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hässlich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beschließen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Sie beschloss, direkt zum Haus fahr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Jochens Auto stand vor dem Haus. Silvia war ratlos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Außerdem stand sein Auto vor der Tür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Als sie aus dem Wald kam, war sie für einem Moment wie gelähmt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Was für ein Glüuck! Ausgetschaltet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er Service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as Essen, Modell, Produkt, Material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er Wert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ie Klasse, Welt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aktuell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breit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as Geschäft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as Interesse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beitreten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as Spiel, der Nutzen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er Punkt, Staat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ie Vereinbarung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as Biild, Geld, Risiko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er Ort, die Gemeinde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kurz, der Grun, die Hand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besitzen, früh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as Jahr, Licht, Treffen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altzu, die Erfahrung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er Kurs, das Papier, veroffentlichen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ie Zukunft, das Geschick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am meisten, der Schlüssel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hinauf, gelangweilt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ies wird ihr Herz brech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entspannen, bedrohen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as reich nicht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Was ist der Unterschied zwinschen gelangweilt und langweilig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Ihr Gehalt war nicht schlecht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Aber Laura fand, dass sie nicht genug verdiente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Er lebte gerne in der Stadt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an einem Wochenende in Juli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Sie war mit einer Freundin und einem Freund unterwegs(draußen)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Sie beendete das Gespräch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Laura fasste den Gegenstand a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as Licht erlosch. (erlöschen)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Warum schauen sie mich nicht an?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Sie dachte an das Licht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Aber warhscheinlich wird sie in Zukunft mehr Geld verdien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Plötzlich hörten sie ein Geräusch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Hey, Schau dir das mal an!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Was glaubst du? Woher die Abdrücke kommen?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Lass uns hinterhergehen. Was? Du wills es verfolgen?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Wir müssen uns trenn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Ist doch egal!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Vielleicht war das alles nur ein schlechter Traum?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Sie hatte an dieser Stelle keinen Empfang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Ich fange an, laut zu lachen aber ich merke es schnell und halte den Mund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Ich würde gerne eine Lösung find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sich bewegen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Er musste sich versteck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vor Kurzem fand ich heraus, wo sie sind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Nach einigen Minuten Stille habe ich noch eine Frage an den Man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Es war ein großes Haus mit zwei Etagen, einem Garten und also einer Garage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Ja das habe ich gemerkt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Meine Schwester ist etwas schüchtern vor allem, wenn sie neue Leute kennenlernt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Ich wache sehr viel später wieder auf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Es gabt zwei Möglichkeit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teilen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ie Unterstützung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arf ich das Telefon benutzen bitte?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Sie hatte Lust auf einen Kaffee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Ich habe den falschen Bus genomm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Entschuldigung, ich bin eingeschlaf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Was ist bloß passiert?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Sie ist sicher sehr besorgt, weil ich nicht beim Treffen erschienen bi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Ich werde wach und dusche, danach gehe ich in Ruhe ess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In Richtung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Es waren keine Wolken am Himmel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Man sah nur das balue Wasser der Karibik und den Strand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ann fiel Karl ein. (einfallen)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Wir haben keine Chance, diese Schlacht zu gewinn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Karl zögerte einen Moment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Sie gingen einige Schritte von den anderen Weg und taten als ob nichts wäre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Was hast du damit vor?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Ja, aber nur unter einer Bedingung!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ANOTHER FILE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Ich würde einige ältere Menschen opfern, um so viele jüngere Leben zu retten, die noch Zukunft hab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as ist wirklich grandiose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So, wir können bestimmt sagen, was besser ist. Vielleicht am schlimmsten ist mittlerer Ansatz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Ahah...du kannst dein Leben so schaffen wie du es willst...ich will jetzt an meinen 6-pack kummern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Pass auf dich auf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So schreckliche Lebensbedingung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Es ist von ihm erstellt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ANOTHER FILE WOW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Ja, in seinem Namen habe ich alles und jeden geopfert den ich liebte und empfinde dennoch keine Reue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Keine Reue, keine Scham, kein Mitleid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Mit diesem schlichten Behältnis könnt Ihr die Überreste unseres Meisters transportier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ein Vater hat dieses Land siebzig Jahre regiert und du hast es innerhalb von Tagen ruiniert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Ich sahe Euch alles, wenn ich wieder auf Erden wandle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u solltest umkehren Sylvanas!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Verdammtes Weib!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Wir müssen einen anderen Weg über den Fluss finden!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Ich bin sicher er vermutet eine Menge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Exakt. Als Phrase zwei wird der Dämonenlord herbeigerufen, der die Invasion auslösen soll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Ich habe Medivhs Zauberbuch durchgelesen. Sein Wissen allein über Dämonen ist erstaunlich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Ich vermute er war mächtiger als man je gedacht hat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as Risiko kann ich nicht eingehen Grom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Verspottet mich nicht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Ich weiß, dass die Orcs versagt haben, wenn ich sie finde, ziehe ich sie persönlich zur rechenschaft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Meine Agenten sind zumindest immer zuverlässig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Ihr tätet gut daran, das nicht zu vergess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Häuptling, mit diesem Wäldern stimmt etwas nicht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Es ist zu still als würden wir beobachtet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Ich kenne ihre Tricks und Kniffe und sie werden mich auf meinem Weg zum Orakel nicht aufhalten könn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Nein, lieber sterbe ich ehe ich das zulasse!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ann musst du ihn unverzüglich retten!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Vergesst eines nicht, mit diesem Seelenstein kannst du den Geist deines Freundes fang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Kämpft weiter meine Krieger! Wir müssen zu ihn, ehe es zu spät ist!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Verzeiht Pristerin, doch Ihr seid seit Stunden in den Anblick von Ashenvale versunk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So, diese Orcs und Menschen maßen sich aslo an durch unser Land zu trampeln?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Es wird ihnen Leid tun, dass sie Ashenvale je betreten haben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Nun können wir das Dorf evakuier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Was geschehen ist, ist geschehen!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Auf diese Weise könnten wir ewig weiterkämpf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Sagen wir einfach, ich hege keine Sympathie für die Dämon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So sei es… Bruder.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ANOTHER FILE WOW2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table:style-name="Default" office:value-type="string" calcext:value-type="string">
            <text:p>Seid Gegrüßt. Wir kamen, das Land von diesem seltsamen Fluch zu heil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Wir werden nachseh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Verflucht, worauf schließt ihr, Männer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Wir werden entdeckt, meine Brüder! Flieht und setzt die Mission fort!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Erst töten, dann untersuchen, ja?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Zerstört die Kornkammer, jetzt!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Ich wette, wir finden ihn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Was machen sie mit dieser Mine?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Ganz meine Meinung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und ich muss eine Warnung überbringen: haltet ein. Eure Neugier wird euer Tod sei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Seid ihr für diese Seuche verantwortlich, Totenbeschwörer?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Was soll das heißen?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Ich diene MalGanis, er befiehlt über die Geissel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Und was genau soll diese Geißel ausmerzen?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Natürlich die Lebenden. Sein Plan ist längst angelauf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Wenn du mehr Beweise brauchst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Geht Jaina! Jede Sekunde zählt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Wartet, was befand sich in den Kisten?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ie Seuche sollte mein Volk nicht etwa töten, sie sollte es in Untote verwandel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Verteidigt euch!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Uther, Eure Ankunft hätte nicht besser sein könn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Es gibt keinen Grund vor Stolz zu platz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ies hier war erst der Anfand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Es steht Euch frei micht zu begleit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afür habe ich keine Zeit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ann habt ihr Euch schon entschied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Bedenkt aber je mehr du dich bemühst den Feind zu schlagen, desto schneller lieferst du ihm deine Volk aus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Wie kannst du so etwas nur denken? Es muss einen anderen Weg geben!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Geht mir aus den Aug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Tut mir Leid, ich kann das nicht mit anseh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Große Worte, leider ist es hier nicht zu Ende für dich. Deine Reise hat erst begonn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Seid verflucht!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Wenn es sein muss, jage ich dich bis ans Ende der Welt. Hast du gehört? Bis ans Ende der Welt!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Wo ist er hin Mädchen?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Wohin hat er die Flotte geführt?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Lasst dich nicht täusch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So löblich das sein mag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ieses Land ist wahrlich vom Licht verlassen was?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Man kann kaum die Sonne sehen!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er Wind dringt einem durch Mark und Bein, und Ihr zittert nicht einmal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Wir werden angegriffen! In Deckung!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Was treibst du denn eingentlich hier oben?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Wir haben keine Spur von MalGanis gefund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Einerlei, er kann sich nicht ewig versteck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urch königliches Edikt sollen Eure Männer sofort nach Lordaeron zurückkehr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Lord Uther hat den König überredet diese Expedition abzubrechen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Meine Männer melden, dass die Straßen von hier zur Küste von den Untoten kontrolliert werd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Ihr müsst einen anderen Rückweg zu euren Schiffen find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ie Klinge ist verflucht, verschwinden wir schleunigst!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Es sagt mir, dass die Zeit für meine Rache gekommen ist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Was zum Teufel ist das?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ANOTHER FILE WOW3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table:style-name="Default" office:value-type="string" calcext:value-type="string">
            <text:p>troztdem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Irgendwo in den Arathi erwacht Thrall, der junge Krieghäuptling der Horde, aus seinem beunruhigenden Traum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Folgt mir, damit ich Euch zeigen kann, was die Zufunkt bringt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Ich weiß nicht, was das alles zu bedeuten hat, aber ich werde mitspiel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Woher kennt ihr mich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Aber wer ich bin, das ist im Augenblick nicht wichtig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Wichtig ist nur, dass Ihr Euer Volk um Euch schart und dieser Küste unverzüglich den Rücken kehrt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Fortgehen? Was soll das alles, Mensch?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Ihr müsst wissen, ich habe die Zukunft geschaut und einen großen, brennenden Schatten gesehen, der kommt, um diese Welt zu verzehr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Zur rechten Zeit werde ich Eure Fragen alle beantwort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as alles ist sehr rätselhaft, doch die Geister raten mir ihm zu vertrau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rei Tage sind vergangen und dieser Prophet hat sich nicht sehen lass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ie Clans versammeln sich wie befohlen, aber es wird einige Zeit dauern, bis sie bei uns sind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Ihr Orcs verstoßt gegen das Alliant! 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Wir haben bereits einen eurer Anführer gefangen genommen, wenn ihr jetzt kapituliert, lassen wir euch am Leben!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Wir müssen die Menschen zurückschlagen!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Wir haben herausgefunden, wo sie Grom festhalten, aber das Gebiet wird von befestigten Wachtürmen geschützt!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Und dort wird die Rettung Eures Volkes gewisss sei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Sie sollen die Orcs ein für alle Male besieg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as Dorf ist vollkommen schutzlos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Gewiss Uther. Seid ganz unbesorgt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Bitte, Ihr seid meine einzige Hoffnung!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Ein Trupp Gnolle hat meinen kleinen Sohn entführt und in den Wald in ihr Versteck gebracht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Ich habe eine Belohnung für Euch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Pah! Wir plündern sie aus wie alle anderen auch!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as wird mich mein meinen Hof kost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Sprecht euer letztes Gebet!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Verdammt! Der Angriff hat schon begonnen!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Wir finden sie und bringen sie sicher heim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Ich habe zwei meiner besten Ritter zu Verhandlugen mit dem Führer geschickt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ann nichts wie hin und die Bestien ausgeräuchert!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Bedenkt Arthas, wie sind Paladine. Rache darf niemals unser Handeln bestimm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Lassen wir unsere Leidenschaft zu Kampfrausch werden, sind wir so schändlich wie Orcs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Ich werde nicht versag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Seid gegrüßt Mensch! Wollt ihr an unserer Jagd teilnehmen?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Ihr wagt es, mich herauszufoldern?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Ihr Sterblichen werdet mit jeder Generation tollkühner!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Ja, ja, dieses Gesülze ist mir nicht fremd. Ihr Orcs werdet es nie lernen!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Es war ein anstrengender Tag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Ihr müsst weiser als der König sein! Das Ende ist nah!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Wie schon gesagt, mich interessiert dieser Unsinn nicht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ann habe ich hier meine Zeit vergeudet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u kannst jetzt heraushommen Jaina, Er ist fort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Verzeiht, dass ich gehorcht habe Meister, aber…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Ich habe gelernt, mich auf deine Neugier zu verlassen mein Kind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ieser Irre ist überzeugt, dass das Ende der Welt bevorsteht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Ich habe Gerüchte gehört, dass eine Seuche in den Nordländern grassiert. Glaubt ihr wirklich, dass sie magischen Ursprungs ist?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Vieles spricht dafür. Darum musst du dorthin reisen und Ermittlungen anstell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Ich habe eine ganz spezielle Begleitung für dich ausgesucht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Ja, Meister, ich tue mein Bestes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Ganz sicher. Jaina neigt nun mal zu Unpünktlichkeit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Lasst die Klinge stecken, Captain. Sie kommt allein zurecht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Sie ist eine der begabtesten Zauberinnen im ganzen Land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Ganz meinerseits, Arthas. Es ist lange her, dass ein Prinz mein Begleiter war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Mir scheint, wir sollten aufbrech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Bei der Brücke da vorn stimmt irgendwas nicht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as könnte wahrlich höchst nützlich sei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Hebt die Schilde und verteidigt euch! Ihre Pfeile können sie nicht durchdringen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er Sache gehen wir auf den Grund.</text:p>
          </table:table-cell>
          <table:table-cell table:number-columns-repeated="63"/>
        </table:table-row>
        <table:table-row table:style-name="ro3">
          <table:table-cell table:style-name="Default" office:value-type="string" calcext:value-type="string">
            <text:p>Diese Kreatur sieht aus, als wäre sie aus verschiedenen Leichen zusammengeflickt worden.</text:p>
          </table:table-cell>
          <table:table-cell table:number-columns-repeated="63"/>
        </table:table-row>
        <table:table-row table:style-name="ro3">
          <table:table-cell table:style-name="ce11" office:value-type="string" calcext:value-type="string">
            <text:p>the last was 23:20 Teil 1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ANOTHER FILE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Im Jahr 2026 entdeckten Archäologen in der Wüste von Nevada ein Portal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20 Jahre später versuchen wir immer noch herauszufinden, warum es erbaut wurde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Quarantänemaßnahmen unverzüglich einleiten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Befehle erhalten und verstanden. Out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Hey, relax Baby. Wir haben Ferien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Der Urlaub ist angesagt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Wir kommen alleine damit klar. Willst du mich verarschen oder war?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Es ist eine Empfehlung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Ungefähr so: Wenn es versucht, dich zu töten, ist es eine Bedrohung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Irgendwann muss man sich seinen Dämonen mal stellen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Wenn du zögerst, sterben Menschen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Wer hat denn das Militär gerufen?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Wenn Sie mir folgen wollen. Du hast es so gewollt, Reaper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Wird mir das den Tag versauen?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Erzähl mir nicht, du hast diesen geilen Arsch abhauen lassen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Wo, zum Teufel sind die alle?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Das ist eine Arrestzelle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Wie kommst denn da drauf?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Fass mal an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Weil die Wände unter Strom stehen… Du Arschloch!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Noch eine Kreatur aus der grauen Vorzeit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Bewegt sich östlich von Carmacks Büro. Sehr schnell!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Alles, was vor uns wegrennt läuft genau auf euch zu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Mal sehen, ob wir die Leiche finden, die zu diesem Arm gehört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Es ist genau diese Scheiße die einem unter die Haut geht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Ich hlaube, wir haben den Rest de Armes gefunden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Ich dachte, in der Scheiße stecken wär nur eine Redensart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Ich bin in so eine Scheißloch gefallen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Ich habe Destroyer. Wissen Sie, wir wuchsen zusammen auf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Für einen Typ würd ich es nicht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Schnapp dir deine Waffe, Portman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Etwas hat verhindert, dass sie raus konnten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Sie glauben, ich verheimliche was?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3">
          <table:table-cell office:value-type="string" calcext:value-type="string">
            <text:p>ANOTHER FILE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Verbrecher ist niedrig hier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neugierig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Aber manchmal sind sie voreinander anhängig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Es teilt die Grenze mit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Es ist verdammt teuer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Es lohnt sich nicht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wir sind vermasselt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für die Liebe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wir können beeinflussen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Gehirn war gestorben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sie sind daran gewöhnt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Veränderung 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erhalten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abweichen 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besitzen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während 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bestellen 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regen 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beweisen 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dienen 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legen 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erreichen 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Ich fliege morgen von Berlin nach München (no article)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Ich habe von meinem Freund eine E-Mail bekommen.(meinem --&gt; Masculin)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Das Auto von meiner Tante ist blau. (meiner --&gt; Tante ist Feninim)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Das Auto von der Frau ist blau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Das Auto von den Nachbarn ist blau. (neighbor --&gt; Neutral)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Ich habe von dir nichts gehört. <text:s/>(von dir)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Ich arbeite von Montag bis Donnerstag.</text:p>
          </table:table-cell>
          <table:table-cell table:number-columns-repeated="63"/>
        </table:table-row>
        <table:table-row table:style-name="ro3" table:number-rows-repeated="3">
          <table:table-cell table:number-columns-repeated="64"/>
        </table:table-row>
        <table:table-row table:style-name="ro3">
          <table:table-cell office:value-type="string" calcext:value-type="string">
            <text:p>von + dem = vom <text:s text:c="2"/>Was ist der Unterschied (difference)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Ich komme vom Arzt. (the doctor, der Arzt)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Mein Haus ist unweit vom Bahnhof. (die Bahnhof)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Er kommt gerade vom Büro. (the office, das Büro)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Ich bin müde vom Arbeiten.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Vom 15. Mai bis zum 20. Mai haben wir frei.</text:p>
          </table:table-cell>
          <table:table-cell table:number-columns-repeated="63"/>
        </table:table-row>
        <table:table-row table:style-name="ro3" table:number-rows-repeated="3">
          <table:table-cell table:number-columns-repeated="64"/>
        </table:table-row>
        <table:table-row table:style-name="ro3">
          <table:table-cell office:value-type="string" calcext:value-type="string">
            <text:p>Verbs + prepo ³³³³³³³³³³³³³³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Kommst du morgen mit? <text:s/>(mitkommen)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Das hängt vom Wetter ab.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Das hängt von dir ab.</text:p>
          </table:table-cell>
          <table:table-cell table:number-columns-repeated="63"/>
        </table:table-row>
        <table:table-row table:style-name="ro3" table:number-rows-repeated="3">
          <table:table-cell table:number-columns-repeated="64"/>
        </table:table-row>
        <table:table-row table:style-name="ro3">
          <table:table-cell office:value-type="string" calcext:value-type="string">
            <text:p>IM, AM, UM <text:s/>³³³³³³³³³³³³³ Was ist der Unterschied?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Wann benutzt man "um"? 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Um -specific time ³³³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Ich treffe Mario um 18 Uhr.</text:p>
          </table:table-cell>
          <table:table-cell table:number-columns-repeated="63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office:value-type="string" calcext:value-type="string">
            <text:p>Im -specific month, season (Jahreszeit - season) ³³³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Ich habe im Juli Geburtstag. (birthdaz)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Wir fahren im Sommer nach Frankreich.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Am (Wochentag oder Datum)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Zum Beispiel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Am Montag gehe ich ins Kino.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Ich habe am fünften Juli Geburstag. 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<text:s text:c="2"/>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Manchmal schneit es im Winter in Deutschland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Am Donnerstag gehen wir einkaufen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Ingrid kommt um 17 Uhr nach Hause.</text:p>
          </table:table-cell>
          <table:table-cell table:number-columns-repeated="63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office:value-type="string" calcext:value-type="string">
            <text:p>Wie schon fur dich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Na toll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Viel Spas dabei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Schon das du weiSt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Wartet auf den richtige Augenblick und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sag Mal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Ich glaube, ich würde lieber hier oben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Weitere Gls-sterben in Flugzeugen als Boote. Das ist eine Tatsache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Wie sagt man “voller scheiße” im deutschen wieder?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Diese Männer brauchen Unterstützung aus der Luft!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Und ich habe gesehen, wie Sie halten das Gewehr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Nur vorsichhtig sein mit diesem. Wissen Sie, es ist ein zerbrechlich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Hey, aufstehen. Zeigen Sie Ihre Waffe Weg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Es gibt eine Menge von Soldaten gibt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Im inneren der Kirche? Wie bist du in die Kirche?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Und dies ist weder der Anfang noch das Ende meiner Geschichte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Diese Gegend ist der Arsch der Welt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Am Morgen zählen wir dann unsere Verluste und düngen den Boden mit unseren Toten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Es heißt, es sei gegen die Regeln, wenn ihr mit den Männern der Legion trinkt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Befehl an alle: Lager abbrechen und Vorbereitungen treffen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Ihre Pfade und ihre Verstecke. Sie wird Euch in die Berge führen.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Verzeiht, dass wir nicht eher da waren. Seid ihr die Wachablösung?</text:p>
          </table:table-cell>
          <table:table-cell table:number-columns-repeated="63"/>
        </table:table-row>
        <table:table-row table:style-name="ro3" table:number-rows-repeated="104804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Der_Das_Die" table:style-name="ta2">
        <table:table-column table:style-name="co9" table:default-cell-style-name="ce9"/>
        <table:table-column table:style-name="co10" table:default-cell-style-name="ce9"/>
        <table:table-column table:style-name="co11" table:default-cell-style-name="ce17"/>
        <table:table-column table:style-name="co12" table:number-columns-repeated="61" table:default-cell-style-name="ce9"/>
        <table:table-row table:style-name="ro2">
          <table:table-cell table:style-name="ce8" office:value-type="string" calcext:value-type="string">
            <text:p>Phrase</text:p>
          </table:table-cell>
          <table:table-cell table:style-name="ce8"/>
          <table:table-cell table:style-name="ce13" office:value-type="string" calcext:value-type="string">
            <text:p>Date</text:p>
          </table:table-cell>
          <table:table-cell table:style-name="ce8"/>
          <table:table-cell table:style-name="ce8" office:value-type="string" calcext:value-type="string">
            <text:p>Days</text:p>
          </table:table-cell>
          <table:table-cell table:style-name="ce8"/>
          <table:table-cell table:style-name="ce8" office:value-type="string" calcext:value-type="string">
            <text:p>Spanish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as Haus / das Bett</text:p>
          </table:table-cell>
          <table:table-cell/>
          <table:table-cell office:value-type="date" office:date-value="2019-02-08" calcext:value-type="date">
            <text:p>2/8/201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 casa, la cama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er Tish / der Kühlschrank</text:p>
          </table:table-cell>
          <table:table-cell/>
          <table:table-cell office:value-type="date" office:date-value="2019-02-09" calcext:value-type="date">
            <text:p>2/9/201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 mesa, el resfrigerador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er Müll / der Keller</text:p>
          </table:table-cell>
          <table:table-cell/>
          <table:table-cell office:value-type="date" office:date-value="2019-02-09" calcext:value-type="date">
            <text:p>2/9/20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 basura /la bodega (basement)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er Kuli / der Fernseher</text:p>
          </table:table-cell>
          <table:table-cell/>
          <table:table-cell office:value-type="date" office:date-value="2019-02-08" calcext:value-type="date">
            <text:p>2/8/201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 boligrafo, la television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ie Vase /die Lampe</text:p>
          </table:table-cell>
          <table:table-cell/>
          <table:table-cell office:value-type="date" office:date-value="2019-02-08" calcext:value-type="date">
            <text:p>2/8/201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 florero, la lampara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as Fleisch, das Salz, das Öl</text:p>
          </table:table-cell>
          <table:table-cell/>
          <table:table-cell office:value-type="date" office:date-value="2019-02-08" calcext:value-type="date">
            <text:p>2/8/201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 carne, el sal, el azeit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er Fisch, der Reis, der Käse</text:p>
          </table:table-cell>
          <table:table-cell/>
          <table:table-cell office:value-type="date" office:date-value="2019-02-08" calcext:value-type="date">
            <text:p>2/8/201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 pescado, el arroz, el ques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ie Butter, die Nudeln, die Wurst</text:p>
          </table:table-cell>
          <table:table-cell/>
          <table:table-cell office:value-type="date" office:date-value="2019-02-09" calcext:value-type="date">
            <text:p>2/9/201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a mantequilla. los nudles, la salchicha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ie Stadt, die Schule, die Arbeit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as Land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er Berg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ie Ebenen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as Smerz</text:p>
          </table:table-cell>
          <table:table-cell/>
          <table:table-cell table:style-name="ce16" office:value-type="date" office:date-value="2019-02-09" calcext:value-type="date">
            <text:p>2019-02-0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 dolor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as Gift / das Geschenk</text:p>
          </table:table-cell>
          <table:table-cell/>
          <table:table-cell table:style-name="ce16" office:value-type="date" office:date-value="2019-02-08" calcext:value-type="date">
            <text:p>2019-02-0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 veneno, el regalo</text:p>
          </table:table-cell>
          <table:table-cell table:number-columns-repeated="57"/>
        </table:table-row>
        <table:table-row table:style-name="ro3" table:number-rows-repeated="3">
          <table:table-cell table:number-columns-repeated="64"/>
        </table:table-row>
        <table:table-row table:style-name="ro2">
          <table:table-cell office:value-type="string" calcext:value-type="string">
            <text:p>shirt: das Hemd 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pants: die Hose 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oat: der Mantel 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socks: die Socken 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shoes: die Schuhe 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shorts: die Shorts 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underwear: die Unterwäsche </text:p>
          </table:table-cell>
          <table:table-cell table:number-columns-repeated="63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P0" style:volatile="true">
      <number:month/>
      <number:text>/</number:text>
      <number:day/>
      <number:text>/</number:text>
      <number:year number:style="long"/>
    </number:date-style>
    <number:text-style style:name="N126">
      <number:text-content/>
      <style:map style:condition="value()&lt;=1.79769313486232E+308" style:apply-style-name="N126P0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20:30:03.741974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r_5f_Das_5f_Die" style:display-name="PageStyle_Der_Das_D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_5f_Sheet" style:display-name="PageStyle_Work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penpyxl</meta:initial-creator>
    <dc:language>en-US</dc:language>
    <meta:creation-date>2019-01-30T15:43:00</meta:creation-date>
    <dc:date>2020-12-22T20:34:01.151737889</dc:date>
    <meta:editing-cycles>8</meta:editing-cycles>
    <meta:generator>LibreOffice/6.4.6.2$Linux_X86_64 LibreOffice_project/40$Build-2</meta:generator>
    <meta:editing-duration>PT1H43M59S</meta:editing-duration>
    <meta:document-statistic meta:table-count="2" meta:cell-count="733" meta:object-count="0"/>
    <meta:user-defined meta:name="AppVersion">2.6</meta:user-defined>
  </office:meta>
</office:document-meta>
</file>